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0.84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75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76" style:family="table-cell" style:parent-style-name="Default" style:data-style-name="N125"/>
    <style:style style:name="ce77" style:family="table-cell" style:parent-style-name="Default" style:data-style-name="N125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 style:data-style-name="N126"/>
    <style:style style:name="ce80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82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3" style:family="table-cell" style:parent-style-name="Default" style:data-style-name="N125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4" style:family="table-cell" style:parent-style-name="Default" style:data-style-name="N125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125">
      <style:table-cell-properties fo:border="none"/>
    </style:style>
    <style:style style:name="ce87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88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9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9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9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8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00" style:family="table-cell" style:parent-style-name="Default" style:data-style-name="N2">
      <style:table-cell-properties fo:border="none"/>
    </style:style>
    <style:style style:name="ce101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FF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4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6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6" calcext:value-type="float">
            <text:p>-0.04945</text:p>
          </table:table-cell>
          <table:table-cell table:number-columns-repeated="1023"/>
        </table:table-row>
      </table:table>
      <table:table table:name="FF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-0.8" calcext:value-type="float">
            <text:p>-0.8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73" table:number-matrix-columns-spanned="1" table:number-matrix-rows-spanned="4" table:formula="of:=MMULT(TRANSPOSE(['FF Forward'.D5:.G9]);[.K5:.K9])" office:value-type="float" office:value="0.0125965906491968" calcext:value-type="float">
            <text:p>0.012597</text:p>
          </table:table-cell>
          <table:table-cell table:style-name="ce76"/>
          <table:table-cell table:style-name="ce80" table:number-matrix-columns-spanned="4" table:number-matrix-rows-spanned="5" table:formula="of:=MMULT([.K5:.K9]; TRANSPOSE(['FF Forward'.A5:.A8]))" office:value-type="float" office:value="0.267514037494128" calcext:value-type="float">
            <text:p>0.267514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91" office:value-type="float" office:value="-0.33439254686766" calcext:value-type="float">
            <text:p>-0.334393</text:p>
          </table:table-cell>
          <table:table-cell table:style-name="ce76" table:number-columns-repeated="2"/>
          <table:table-cell table:style-name="ce73" table:number-matrix-columns-spanned="1" table:number-matrix-rows-spanned="5" table:formula="of:=[.K5:.K9]" office:value-type="float" office:value="-0.33439254686766" calcext:value-type="float">
            <text:p>-0.334393</text:p>
          </table:table-cell>
          <table:table-cell table:style-name="ce76"/>
          <table:table-cell table:style-name="ce97" table:number-matrix-columns-spanned="1" table:number-matrix-rows-spanned="5" table:formula="of:=(['FF Forward'.M5:.M9]-[.M5:.M9])*(1-['FF Forward'.M5:.M9]^2)" office:value-type="float" office:value="-0.33439254686766" calcext:value-type="float">
            <text:p>-0.3343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2.07295899588108" calcext:value-type="float">
            <text:p>-2.072959</text:p>
          </table:table-cell>
          <table:table-cell table:style-name="ce76"/>
          <table:table-cell table:style-name="ce81" office:value-type="float" office:value="0.378673087232773" calcext:value-type="float">
            <text:p>0.378673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92" office:value-type="float" office:value="-0.473341359040967" calcext:value-type="float">
            <text:p>-0.473341</text:p>
          </table:table-cell>
          <table:table-cell table:style-name="ce76" table:number-columns-repeated="2"/>
          <table:table-cell table:style-name="ce74" office:value-type="float" office:value="-0.473341359040967" calcext:value-type="float">
            <text:p>-0.473341</text:p>
          </table:table-cell>
          <table:table-cell table:style-name="ce76"/>
          <table:table-cell table:style-name="ce74" office:value-type="float" office:value="-0.473341359040967" calcext:value-type="float">
            <text:p>-0.473341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1.07476314526389" calcext:value-type="float">
            <text:p>1.074763</text:p>
          </table:table-cell>
          <table:table-cell table:style-name="ce76"/>
          <table:table-cell table:style-name="ce81" office:value-type="float" office:value="-0.32" calcext:value-type="float">
            <text:p>-0.32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92" office:value-type="float" office:value="0.4" calcext:value-type="float">
            <text:p>0.400000</text:p>
          </table:table-cell>
          <table:table-cell table:style-name="ce76" table:number-columns-repeated="2"/>
          <table:table-cell table:style-name="ce74" office:value-type="float" office:value="0.4" calcext:value-type="float">
            <text:p>0.400000</text:p>
          </table:table-cell>
          <table:table-cell table:style-name="ce76"/>
          <table:table-cell table:style-name="ce74" office:value-type="float" office:value="0.4" calcext:value-type="float">
            <text:p>0.40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-0.141576800319923" calcext:value-type="float">
            <text:p>-0.141577</text:p>
          </table:table-cell>
          <table:table-cell table:style-name="ce76"/>
          <table:table-cell table:style-name="ce81" office:value-type="float" office:value="-0.650893668939623" calcext:value-type="float">
            <text:p>-0.650894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92" office:value-type="float" office:value="0.813617086174529" calcext:value-type="float">
            <text:p>0.813617</text:p>
          </table:table-cell>
          <table:table-cell table:style-name="ce76" table:number-columns-repeated="2"/>
          <table:table-cell table:style-name="ce74" office:value-type="float" office:value="0.813617086174529" calcext:value-type="float">
            <text:p>0.813617</text:p>
          </table:table-cell>
          <table:table-cell table:style-name="ce76"/>
          <table:table-cell table:style-name="ce74" office:value-type="float" office:value="0.813617086174529" calcext:value-type="float">
            <text:p>0.81361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6" table:number-columns-repeated="2"/>
          <table:table-cell table:style-name="ce82" office:value-type="float" office:value="0.83952370705584" calcext:value-type="float">
            <text:p>0.83952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93" office:value-type="float" office:value="-1.0494046338198" calcext:value-type="float">
            <text:p>-1.049405</text:p>
          </table:table-cell>
          <table:table-cell table:style-name="ce76" table:number-columns-repeated="2"/>
          <table:table-cell table:style-name="ce75" office:value-type="float" office:value="-1.0494046338198" calcext:value-type="float">
            <text:p>-1.049405</text:p>
          </table:table-cell>
          <table:table-cell table:style-name="ce76"/>
          <table:table-cell table:style-name="ce75" office:value-type="float" office:value="-1.0494046338198" calcext:value-type="float">
            <text:p>-1.04940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style-name="ce76" table:number-columns-repeated="11"/>
          <table:table-cell table:number-columns-repeated="987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 input activated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style-name="ce70"/>
          <table:table-cell table:number-columns-repeated="984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3" table:number-matrix-columns-spanned="1" table:number-matrix-rows-spanned="5" table:formula="of:=MMULT(TRANSPOSE(['FF Forward'.D13:.H15]);[.K13:.K15])" office:value-type="float" office:value="-0.440003621919276" calcext:value-type="float">
            <text:p>-0.440004</text:p>
          </table:table-cell>
          <table:table-cell table:style-name="ce76"/>
          <table:table-cell table:style-name="ce80" table:number-matrix-columns-spanned="5" table:number-matrix-rows-spanned="3" table:formula="of:=MMULT([.K13:.K15];TRANSPOSE(['FF Forward'.B13:.B17]))" office:value-type="float" office:value="0.309643597859522" calcext:value-type="float">
            <text:p>0.309644</text:p>
          </table:table-cell>
          <table:table-cell table:style-name="ce88" office:value-type="float" office:value="0.541164090661827" calcext:value-type="float">
            <text:p>0.541164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492536186508157" calcext:value-type="float">
            <text:p>-0.492536</text:p>
          </table:table-cell>
          <table:table-cell table:style-name="ce94" office:value-type="float" office:value="0.160853194387884" calcext:value-type="float">
            <text:p>0.160853</text:p>
          </table:table-cell>
          <table:table-cell table:style-name="ce76"/>
          <table:table-cell table:style-name="ce97" table:number-matrix-columns-spanned="1" table:number-matrix-rows-spanned="3" table:formula="of:=[.K13:.K15]" office:value-type="float" office:value="-0.814961030612116" calcext:value-type="float">
            <text:p>-0.814961</text:p>
          </table:table-cell>
          <table:table-cell table:style-name="ce76"/>
          <table:table-cell table:style-name="ce73" table:number-matrix-columns-spanned="1" table:number-matrix-rows-spanned="3" table:formula="of:=['FF Forward'.M13:.M15]-[.M13:.M15]" office:value-type="float" office:value="-0.814961030612116" calcext:value-type="float">
            <text:p>-0.814961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82804560786867" calcext:value-type="float">
            <text:p>0.828046</text:p>
          </table:table-cell>
          <table:table-cell table:style-name="ce76"/>
          <table:table-cell table:style-name="ce83" office:value-type="float" office:value="-0.111500318536801" calcext:value-type="float">
            <text:p>-0.111500</text:p>
          </table:table-cell>
          <table:table-cell table:style-name="ce89" office:value-type="float" office:value="-0.194869097590213" calcext:value-type="float">
            <text:p>-0.194869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77358556954488" calcext:value-type="float">
            <text:p>0.177359</text:p>
          </table:table-cell>
          <table:table-cell table:style-name="ce95" office:value-type="float" office:value="-0.0579220191726612" calcext:value-type="float">
            <text:p>-0.057922</text:p>
          </table:table-cell>
          <table:table-cell table:style-name="ce76"/>
          <table:table-cell table:style-name="ce98" office:value-type="float" office:value="0.293461305631629" calcext:value-type="float">
            <text:p>0.293461</text:p>
          </table:table-cell>
          <table:table-cell table:style-name="ce76"/>
          <table:table-cell table:style-name="ce74" office:value-type="float" office:value="0.293461305631629" calcext:value-type="float">
            <text:p>0.293461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-0.371592096114618" calcext:value-type="float">
            <text:p>-0.371592</text:p>
          </table:table-cell>
          <table:table-cell table:style-name="ce76"/>
          <table:table-cell table:style-name="ce84" office:value-type="float" office:value="-0.198143279322721" calcext:value-type="float">
            <text:p>-0.198143</text:p>
          </table:table-cell>
          <table:table-cell table:style-name="ce90" office:value-type="float" office:value="-0.346294993071614" calcext:value-type="float">
            <text:p>-0.346295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15177629553669" calcext:value-type="float">
            <text:p>0.315178</text:p>
          </table:table-cell>
          <table:table-cell table:style-name="ce96" office:value-type="float" office:value="-0.102931175215223" calcext:value-type="float">
            <text:p>-0.102931</text:p>
          </table:table-cell>
          <table:table-cell table:style-name="ce76"/>
          <table:table-cell table:style-name="ce99" office:value-type="float" office:value="0.521499724980487" calcext:value-type="float">
            <text:p>0.521500</text:p>
          </table:table-cell>
          <table:table-cell table:style-name="ce76"/>
          <table:table-cell table:style-name="ce75" office:value-type="float" office:value="0.521499724980487" calcext:value-type="float">
            <text:p>0.521500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991037813991094" calcext:value-type="float">
            <text:p>0.991038</text:p>
          </table:table-cell>
          <table:table-cell table:style-name="ce76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75" office:value-type="float" office:value="0.414022803934335" calcext:value-type="float">
            <text:p>0.414023</text:p>
          </table:table-cell>
          <table:table-cell table:style-name="ce76" table:number-columns-repeated="8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6" table:number-columns-repeated="9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number-columns-repeated="985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73" table:number-matrix-columns-spanned="1" table:number-matrix-rows-spanned="5" table:formula="of:=MMULT(TRANSPOSE(['FF Forward'.D21:.H23]);[.K21:.K23])" office:value-type="float" office:value="-0.44739661105495" calcext:value-type="float">
            <text:p>-0.447397</text:p>
          </table:table-cell>
          <table:table-cell table:style-name="ce76"/>
          <table:table-cell table:style-name="ce80" table:number-matrix-columns-spanned="5" table:number-matrix-rows-spanned="3" table:formula="of:=MMULT([.K21:.K23];TRANSPOSE(['FF Forward'.A21:.A25]))" office:value-type="float" office:value="0.325250111770756" calcext:value-type="float">
            <text:p>0.325250</text:p>
          </table:table-cell>
          <table:table-cell table:style-name="ce88" office:value-type="float" office:value="0.650500223541511" calcext:value-type="float">
            <text:p>0.650500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569187695598822" calcext:value-type="float">
            <text:p>-0.569188</text:p>
          </table:table-cell>
          <table:table-cell table:style-name="ce94" office:value-type="float" office:value="0.162625055885378" calcext:value-type="float">
            <text:p>0.162625</text:p>
          </table:table-cell>
          <table:table-cell table:style-name="ce76"/>
          <table:table-cell table:style-name="ce97" table:number-matrix-columns-spanned="1" table:number-matrix-rows-spanned="3" table:formula="of:=[.K21:.K23]" office:value-type="float" office:value="-0.813125279426889" calcext:value-type="float">
            <text:p>-0.813125</text:p>
          </table:table-cell>
          <table:table-cell table:style-name="ce76"/>
          <table:table-cell table:style-name="ce73" table:number-matrix-columns-spanned="1" table:number-matrix-rows-spanned="3" table:formula="of:=['FF Forward'.M21:.M23]-[.M21:.M23]" office:value-type="float" office:value="-0.813125279426889" calcext:value-type="float">
            <text:p>-0.813125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821149907799061" calcext:value-type="float">
            <text:p>0.821150</text:p>
          </table:table-cell>
          <table:table-cell table:style-name="ce76"/>
          <table:table-cell table:style-name="ce83" office:value-type="float" office:value="-0.1137664561717" calcext:value-type="float">
            <text:p>-0.113766</text:p>
          </table:table-cell>
          <table:table-cell table:style-name="ce89" office:value-type="float" office:value="-0.2275329123434" calcext:value-type="float">
            <text:p>-0.227533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99091298300475" calcext:value-type="float">
            <text:p>0.199091</text:p>
          </table:table-cell>
          <table:table-cell table:style-name="ce95" office:value-type="float" office:value="-0.0568832280858499" calcext:value-type="float">
            <text:p>-0.056883</text:p>
          </table:table-cell>
          <table:table-cell table:style-name="ce76"/>
          <table:table-cell table:style-name="ce98" office:value-type="float" office:value="0.28441614042925" calcext:value-type="float">
            <text:p>0.284416</text:p>
          </table:table-cell>
          <table:table-cell table:style-name="ce76"/>
          <table:table-cell table:style-name="ce74" office:value-type="float" office:value="0.28441614042925" calcext:value-type="float">
            <text:p>0.284416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0.374108711484434" calcext:value-type="float">
            <text:p>-0.374109</text:p>
          </table:table-cell>
          <table:table-cell table:style-name="ce76"/>
          <table:table-cell table:style-name="ce84" office:value-type="float" office:value="-0.211483655599056" calcext:value-type="float">
            <text:p>-0.211484</text:p>
          </table:table-cell>
          <table:table-cell table:style-name="ce90" office:value-type="float" office:value="-0.422967311198111" calcext:value-type="float">
            <text:p>-0.422967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70096397298348" calcext:value-type="float">
            <text:p>0.370096</text:p>
          </table:table-cell>
          <table:table-cell table:style-name="ce96" office:value-type="float" office:value="-0.105741827799528" calcext:value-type="float">
            <text:p>-0.105742</text:p>
          </table:table-cell>
          <table:table-cell table:style-name="ce76"/>
          <table:table-cell table:style-name="ce99" office:value-type="float" office:value="0.528709138997639" calcext:value-type="float">
            <text:p>0.528709</text:p>
          </table:table-cell>
          <table:table-cell table:style-name="ce76"/>
          <table:table-cell table:style-name="ce75" office:value-type="float" office:value="0.528709138997639" calcext:value-type="float">
            <text:p>0.528709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983774963684439" calcext:value-type="float">
            <text:p>0.9837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0.410574953899531" calcext:value-type="float">
            <text:p>0.4105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9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  <table:table-row table:style-name="ro2">
          <table:table-cell table:number-columns-repeated="998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6:48:43.144252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8-06-01T16:49:03.361161629</dc:date>
    <meta:editing-duration>P3DT8H12M35S</meta:editing-duration>
    <meta:editing-cycles>250</meta:editing-cycles>
    <meta:generator>LibreOffice/5.1.6.2$Linux_X86_64 LibreOffice_project/10m0$Build-2</meta:generator>
    <meta:document-statistic meta:table-count="2" meta:cell-count="358" meta:object-count="0"/>
  </office:meta>
</office:document-meta>
</file>